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d6924" draw:marker-end="Arrow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9.298cm" fo:min-width="2.825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6.1cm" fo:min-width="2.675cm"/>
    </style:style>
    <style:style style:name="gr4" style:family="graphic" style:parent-style-name="standard">
      <style:graphic-properties draw:fill="solid" draw:fill-color="#a0ff5f" draw:textarea-horizontal-align="justify" draw:textarea-vertical-align="middle" draw:auto-grow-height="false" fo:min-height="0.21cm" fo:min-width="1.86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131cm"/>
      <style:paragraph-properties style:writing-mode="lr-tb"/>
    </style:style>
    <style:style style:name="gr6" style:family="graphic" style:parent-style-name="standard">
      <style:graphic-properties draw:fill-color="#a0ff5f" draw:textarea-horizontal-align="justify" draw:textarea-vertical-align="middle" draw:auto-grow-height="false" fo:min-height="0.438cm" fo:min-width="2.347cm"/>
      <style:paragraph-properties style:writing-mode="lr-tb"/>
    </style:style>
    <style:style style:name="gr7" style:family="graphic" style:parent-style-name="standard">
      <style:graphic-properties draw:fill-color="#a0ff5f" draw:textarea-horizontal-align="justify" draw:textarea-vertical-align="middle" draw:auto-grow-height="false" fo:min-height="0.323cm" fo:min-width="2.48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fill-color="#a0ff5f" draw:textarea-horizontal-align="justify" draw:textarea-vertical-align="middle" draw:auto-grow-height="false" fo:min-height="0.21cm" fo:min-width="1.611cm"/>
      <style:paragraph-properties style:writing-mode="lr-tb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3.199cm" fo:min-width="1.679cm"/>
    </style:style>
    <style:style style:name="gr12" style:family="graphic" style:parent-style-name="objectwithoutfill">
      <style:graphic-properties draw:stroke="dash" draw:stroke-dash="Long_20_Dash" draw:fill="solid" draw:textarea-vertical-align="middle"/>
    </style:style>
    <style:style style:name="gr13" style:family="graphic" style:parent-style-name="objectwithoutfill">
      <style:graphic-properties draw:stroke="dash" draw:stroke-dash="Double_20_Dash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a0ff5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a0ff5f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timer_zone">
          <draw:connector draw:style-name="gr1" draw:text-style-name="P1" draw:layer="layout" svg:x1="3.534cm" svg:y1="13.038cm" svg:x2="3.407cm" svg:y2="16.848cm" draw:start-shape="id1" draw:end-shape="id2" draw:end-glue-point="3" svg:d="M3534 13038h-629v3810h502" svg:viewBox="0 0 630 3811">
            <text:p/>
          </draw:connector>
          <draw:custom-shape draw:style-name="gr2" draw:text-style-name="P2" draw:layer="layout" svg:width="3.683cm" svg:height="9.906cm" svg:x="3.153cm" svg:y="10.27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xml:id="id2" draw:id="id2">
            <draw:custom-shape draw:style-name="gr3" draw:text-style-name="P2" draw:layer="layout" svg:width="3.175cm" svg:height="6.35cm" svg:x="3.407cm" svg:y="13.673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2.413cm" svg:height="0.508cm" svg:x="3.788cm" svg:y="14.435cm">
              <text:p text:style-name="P1"><text:span text:style-name="T1">[0]:time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4" draw:layer="layout" svg:width="2.159cm" svg:height="0.725cm" svg:x="4.296cm" svg:y="13.71cm">
              <draw:text-box>
                <text:p><text:span text:style-name="T2">Pool</text:span></text:p>
              </draw:text-box>
            </draw:frame>
            <draw:custom-shape draw:style-name="gr4" draw:text-style-name="P3" draw:layer="layout" svg:width="2.413cm" svg:height="0.508cm" svg:x="3.788cm" svg:y="15.197cm">
              <text:p text:style-name="P1"><text:span text:style-name="T1">[1]:time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3" draw:layer="layout" svg:width="2.413cm" svg:height="0.508cm" svg:x="3.788cm" svg:y="15.832cm">
              <text:p text:style-name="P1"><text:span text:style-name="T1">[2]:time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3" draw:layer="layout" svg:width="2.413cm" svg:height="0.508cm" svg:x="3.788cm" svg:y="16.467cm">
              <text:p text:style-name="P1"><text:span text:style-name="T1">[3]:time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3" draw:layer="layout" svg:width="2.413cm" svg:height="0.508cm" svg:x="3.788cm" svg:y="17.102cm">
              <text:p text:style-name="P1"><text:span text:style-name="T1">[4]:time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3" draw:layer="layout" svg:width="2.413cm" svg:height="0.508cm" svg:x="3.788cm" svg:y="17.737cm">
              <text:p text:style-name="P1"><text:span text:style-name="T1">[5]:time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3" draw:layer="layout" svg:width="2.413cm" svg:height="0.508cm" svg:x="3.788cm" svg:y="18.372cm">
              <text:p text:style-name="P1"><text:span text:style-name="T1">[6]:time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3" draw:layer="layout" svg:width="2.413cm" svg:height="0.508cm" svg:x="3.788cm" svg:y="19.261cm">
              <text:p text:style-name="P1"><text:span text:style-name="T2">[</text:span><text:span text:style-name="T2">1</text:span><text:span text:style-name="T2">2</text:span><text:span text:style-name="T2">8</text:span><text:span text:style-name="T2">]</text:span><text:span text:style-name="T2">:</text:span><text:span text:style-name="T2">t</text:span><text:span text:style-name="T2">i</text:span><text:span text:style-name="T2">m</text:span><text:span text:style-name="T2">e</text:span><text:span text:style-name="T2">r</text:span>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6" draw:text-style-name="P5" xml:id="id1" draw:id="id1" draw:layer="layout" svg:width="2.921cm" svg:height="0.762cm" svg:x="3.534cm" svg:y="12.657cm">
            <text:p text:style-name="P1"><text:span text:style-name="T2">timer* current-&gt;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5" draw:layer="layout" svg:width="3.048cm" svg:height="0.635cm" svg:x="3.47cm" svg:y="11.768cm">
            <text:p text:style-name="P1">next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5" draw:layer="layout" svg:width="3.048cm" svg:height="0.635cm" svg:x="3.47cm" svg:y="11.006cm">
            <text:p text:style-name="P1">count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4" draw:layer="layout" svg:width="3.683cm" svg:height="0.962cm" svg:x="3.153cm" svg:y="10.144cm">
            <draw:text-box>
              <text:p>timer_zone</text:p>
            </draw:text-box>
          </draw:frame>
        </draw:g>
        <draw:g>
          <draw:frame draw:style-name="gr9" draw:text-style-name="P4" draw:layer="layout" svg:width="1.912cm" svg:height="0.962cm" svg:x="11.033cm" svg:y="11.414cm">
            <draw:text-box>
              <text:p>timer</text:p>
            </draw:text-box>
          </draw:frame>
          <draw:custom-shape draw:style-name="gr10" draw:text-style-name="P5" draw:layer="layout" svg:width="2.159cm" svg:height="0.508cm" svg:x="10.906cm" svg:y="12.303cm">
            <text:p text:style-name="P1"><text:span text:style-name="T3">timer* next-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5" draw:layer="layout" svg:width="2.159cm" svg:height="0.508cm" svg:x="10.906cm" svg:y="12.938cm">
            <text:p text:style-name="P1"><text:span text:style-name="T3">timeou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5" draw:layer="layout" svg:width="2.159cm" svg:height="0.508cm" svg:x="10.906cm" svg:y="13.573cm">
            <text:p text:style-name="P1"><text:span text:style-name="T3">fla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5" draw:layer="layout" svg:width="2.159cm" svg:height="0.508cm" svg:x="10.906cm" svg:y="14.208cm">
            <text:p text:style-name="P1"><text:span text:style-name="T3">dat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" draw:layer="layout" svg:width="2.413cm" svg:height="3.683cm" svg:x="10.779cm" svg:y="11.4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2" draw:text-style-name="P6" draw:layer="layout" svg:x1="6.138cm" svg:y1="14.435cm" svg:x2="10.906cm" svg:y2="11.541cm">
          <text:p/>
        </draw:line>
        <draw:line draw:style-name="gr13" draw:text-style-name="P6" draw:layer="layout" svg:x1="6.16cm" svg:y1="14.928cm" svg:x2="11.16cm" svg:y2="15.09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12T11:25:46.314141323</meta:creation-date>
    <dc:date>2020-02-12T17:10:21.030085446</dc:date>
    <meta:editing-duration>PT5H13M47S</meta:editing-duration>
    <meta:editing-cycles>2</meta:editing-cycles>
    <meta:generator>LibreOffice/6.4.0.3$Linux_X86_64 LibreOffice_project/40$Build-3</meta:generator>
    <meta:document-statistic meta:object-count="27"/>
  </office:meta>
</office:document-meta>
</file>